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50f32" officeooo:paragraph-rsid="00050f32"/>
    </style:style>
    <style:style style:name="P2" style:family="paragraph" style:parent-style-name="Standard">
      <style:text-properties fo:language="ru" fo:country="RU" fo:font-weight="normal" officeooo:rsid="00087df8" officeooo:paragraph-rsid="00087df8" style:font-weight-asian="normal" style:font-weight-complex="normal"/>
    </style:style>
    <style:style style:name="P3" style:family="paragraph" style:parent-style-name="Standard">
      <style:text-properties fo:language="ru" fo:country="RU" fo:font-weight="normal" officeooo:rsid="00092daf" officeooo:paragraph-rsid="00092daf" style:font-weight-asian="normal" style:font-weight-complex="normal"/>
    </style:style>
    <style:style style:name="P4" style:family="paragraph" style:parent-style-name="Standard">
      <style:text-properties fo:language="ru" fo:country="RU" fo:font-weight="normal" officeooo:rsid="00095f2d" officeooo:paragraph-rsid="00092daf" style:font-weight-asian="normal" style:font-weight-complex="normal"/>
    </style:style>
    <style:style style:name="P5" style:family="paragraph" style:parent-style-name="Standard">
      <style:text-properties fo:language="ru" fo:country="RU" fo:font-weight="normal" officeooo:rsid="00095f2d" officeooo:paragraph-rsid="00095f2d" style:font-weight-asian="normal" style:font-weight-complex="normal"/>
    </style:style>
    <style:style style:name="P6" style:family="paragraph" style:parent-style-name="Standard">
      <style:text-properties fo:language="ru" fo:country="RU" fo:font-weight="normal" officeooo:rsid="00125d80" officeooo:paragraph-rsid="00125d80" style:font-weight-asian="normal" style:font-weight-complex="normal"/>
    </style:style>
    <style:style style:name="P7" style:family="paragraph" style:parent-style-name="Standard">
      <style:text-properties fo:language="ru" fo:country="RU" fo:font-weight="normal" officeooo:rsid="0012a129" officeooo:paragraph-rsid="0012a129" style:font-weight-asian="normal" style:font-weight-complex="normal"/>
    </style:style>
    <style:style style:name="P8" style:family="paragraph" style:parent-style-name="Standard">
      <style:text-properties fo:language="ru" fo:country="RU" fo:font-weight="normal" officeooo:rsid="0016d584" officeooo:paragraph-rsid="0016d584" style:font-weight-asian="normal" style:font-weight-complex="normal"/>
    </style:style>
    <style:style style:name="P9" style:family="paragraph" style:parent-style-name="Standard">
      <style:text-properties fo:language="ru" fo:country="RU" officeooo:rsid="000b1383" officeooo:paragraph-rsid="000b1383"/>
    </style:style>
    <style:style style:name="P10" style:family="paragraph" style:parent-style-name="Standard">
      <style:text-properties fo:language="ru" fo:country="RU" fo:font-weight="bold" officeooo:rsid="000b1383" officeooo:paragraph-rsid="000b1383" style:font-weight-asian="bold" style:font-weight-complex="bold"/>
    </style:style>
    <style:style style:name="P11" style:family="paragraph" style:parent-style-name="Standard">
      <style:text-properties fo:language="ru" fo:country="RU" fo:font-weight="bold" officeooo:rsid="000bc615" officeooo:paragraph-rsid="000bc615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0125d80" officeooo:paragraph-rsid="00125d80" style:font-weight-asian="bold" style:font-weight-complex="bold"/>
    </style:style>
    <style:style style:name="P13" style:family="paragraph" style:parent-style-name="Standard">
      <style:text-properties fo:language="ru" fo:country="RU" fo:font-weight="bold" officeooo:rsid="00050f32" officeooo:paragraph-rsid="00050f32" style:font-weight-asian="bold" style:font-weight-complex="bold"/>
    </style:style>
    <style:style style:name="P14" style:family="paragraph" style:parent-style-name="Standard">
      <style:text-properties fo:language="ru" fo:country="RU" officeooo:rsid="00087df8" officeooo:paragraph-rsid="00087df8"/>
    </style:style>
    <style:style style:name="P15" style:family="paragraph" style:parent-style-name="Standard">
      <style:text-properties fo:language="ru" fo:country="RU" officeooo:rsid="00092daf" officeooo:paragraph-rsid="00087df8"/>
    </style:style>
    <style:style style:name="P16" style:family="paragraph" style:parent-style-name="Standard">
      <style:text-properties fo:language="ru" fo:country="RU" officeooo:rsid="00067b0f" officeooo:paragraph-rsid="00050f32"/>
    </style:style>
    <style:style style:name="P17" style:family="paragraph" style:parent-style-name="Standard">
      <style:text-properties fo:language="ru" fo:country="RU" officeooo:rsid="00078c49" officeooo:paragraph-rsid="00078c49"/>
    </style:style>
    <style:style style:name="P18" style:family="paragraph" style:parent-style-name="Standard">
      <style:text-properties officeooo:rsid="00078c49" officeooo:paragraph-rsid="00078c49"/>
    </style:style>
    <style:style style:name="P19" style:family="paragraph" style:parent-style-name="Standard">
      <style:text-properties officeooo:paragraph-rsid="00078c49"/>
    </style:style>
    <style:style style:name="P20" style:family="paragraph" style:parent-style-name="Standard">
      <style:text-properties officeooo:rsid="00087df8" officeooo:paragraph-rsid="00087df8"/>
    </style:style>
    <style:style style:name="P21" style:family="paragraph" style:parent-style-name="Standard">
      <style:text-properties officeooo:paragraph-rsid="00087df8"/>
    </style:style>
    <style:style style:name="P22" style:family="paragraph" style:parent-style-name="Standard">
      <style:text-properties officeooo:paragraph-rsid="00092daf"/>
    </style:style>
    <style:style style:name="P23" style:family="paragraph" style:parent-style-name="Standard">
      <style:text-properties officeooo:rsid="00092daf" officeooo:paragraph-rsid="00092daf"/>
    </style:style>
    <style:style style:name="P24" style:family="paragraph" style:parent-style-name="Standard">
      <style:text-properties officeooo:rsid="00095f2d" officeooo:paragraph-rsid="00095f2d"/>
    </style:style>
    <style:style style:name="P25" style:family="paragraph" style:parent-style-name="Standard">
      <style:text-properties officeooo:paragraph-rsid="00095f2d"/>
    </style:style>
    <style:style style:name="P26" style:family="paragraph" style:parent-style-name="Standard">
      <style:text-properties officeooo:paragraph-rsid="000bc615"/>
    </style:style>
    <style:style style:name="P27" style:family="paragraph" style:parent-style-name="Standard">
      <style:text-properties officeooo:paragraph-rsid="00105b4e"/>
    </style:style>
    <style:style style:name="P28" style:family="paragraph" style:parent-style-name="Standard">
      <style:text-properties officeooo:paragraph-rsid="001236b2"/>
    </style:style>
    <style:style style:name="P29" style:family="paragraph" style:parent-style-name="Standard">
      <style:text-properties officeooo:rsid="00125d80" officeooo:paragraph-rsid="0012a129"/>
    </style:style>
    <style:style style:name="P30" style:family="paragraph" style:parent-style-name="Standard">
      <style:text-properties officeooo:rsid="0012a129" officeooo:paragraph-rsid="0012a129"/>
    </style:style>
    <style:style style:name="P31" style:family="paragraph" style:parent-style-name="Standard">
      <style:text-properties fo:language="en" fo:country="US" officeooo:rsid="00050f32" officeooo:paragraph-rsid="00050f32"/>
    </style:style>
    <style:style style:name="P32" style:family="paragraph" style:parent-style-name="Standard">
      <style:text-properties fo:language="en" fo:country="US" fo:font-weight="bold" officeooo:rsid="001236b2" officeooo:paragraph-rsid="001236b2" style:font-weight-asian="bold" style:font-weight-complex="bold"/>
    </style:style>
    <style:style style:name="P33" style:family="paragraph" style:parent-style-name="Standard">
      <style:text-properties fo:language="en" fo:country="US" fo:font-weight="bold" officeooo:rsid="0016d584" officeooo:paragraph-rsid="0016d584" style:font-weight-asian="bold" style:font-weight-complex="bold"/>
    </style:style>
    <style:style style:name="P34" style:family="paragraph" style:parent-style-name="Standard">
      <style:text-properties fo:language="en" fo:country="US" fo:font-weight="normal" officeooo:rsid="00109b8e" officeooo:paragraph-rsid="00105b4e" style:font-weight-asian="normal" style:font-weight-complex="normal"/>
    </style:style>
    <style:style style:name="P35" style:family="paragraph" style:parent-style-name="Standard">
      <style:text-properties fo:language="en" fo:country="US" fo:font-weight="normal" officeooo:rsid="00155d9c" officeooo:paragraph-rsid="00155d9c" style:font-weight-asian="normal" style:font-weight-complex="normal"/>
    </style:style>
    <style:style style:name="P36" style:family="paragraph" style:parent-style-name="Standard">
      <style:text-properties officeooo:paragraph-rsid="00130482"/>
    </style:style>
    <style:style style:name="P37" style:family="paragraph" style:parent-style-name="Standard">
      <style:text-properties officeooo:paragraph-rsid="00125d80"/>
    </style:style>
    <style:style style:name="P38" style:family="paragraph" style:parent-style-name="Standard">
      <style:text-properties officeooo:rsid="0016d584" officeooo:paragraph-rsid="0016d584"/>
    </style:style>
    <style:style style:name="P39" style:family="paragraph" style:parent-style-name="Standard">
      <style:text-properties officeooo:rsid="00155d9c" officeooo:paragraph-rsid="00155d9c"/>
    </style:style>
    <style:style style:name="P40" style:family="paragraph" style:parent-style-name="Standard">
      <style:text-properties officeooo:paragraph-rsid="0016d584"/>
    </style:style>
    <style:style style:name="P41" style:family="paragraph" style:parent-style-name="Standard">
      <style:text-properties fo:language="ru" fo:country="RU" officeooo:rsid="00087df8" officeooo:paragraph-rsid="00087df8"/>
    </style:style>
    <style:style style:name="P42" style:family="paragraph" style:parent-style-name="Standard">
      <style:text-properties fo:language="ru" fo:country="RU" fo:font-weight="normal" officeooo:rsid="00095f2d" officeooo:paragraph-rsid="00095f2d" style:font-weight-asian="normal" style:font-weight-complex="normal"/>
    </style:style>
    <style:style style:name="P43" style:family="paragraph" style:parent-style-name="Standard">
      <style:text-properties fo:language="ru" fo:country="RU" fo:font-weight="normal" officeooo:rsid="0016d584" officeooo:paragraph-rsid="00192d78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16d584" officeooo:paragraph-rsid="0016d584" style:font-weight-asian="normal" style:font-weight-complex="normal"/>
    </style:style>
    <style:style style:name="P45" style:family="paragraph" style:parent-style-name="Standard">
      <style:text-properties fo:language="ru" fo:country="RU" fo:font-weight="bold" officeooo:rsid="000b1383" officeooo:paragraph-rsid="000b1383" style:font-weight-asian="bold" style:font-weight-complex="bold"/>
    </style:style>
    <style:style style:name="P46" style:family="paragraph" style:parent-style-name="Standard">
      <style:text-properties officeooo:paragraph-rsid="00078c49"/>
    </style:style>
    <style:style style:name="P47" style:family="paragraph" style:parent-style-name="Standard">
      <style:text-properties officeooo:paragraph-rsid="0018f6e3"/>
    </style:style>
    <style:style style:name="P48" style:family="paragraph" style:parent-style-name="Standard">
      <style:text-properties officeooo:rsid="00092daf" officeooo:paragraph-rsid="0018f6e3"/>
    </style:style>
    <style:style style:name="P49" style:family="paragraph" style:parent-style-name="Standard">
      <style:text-properties officeooo:paragraph-rsid="00095f2d"/>
    </style:style>
    <style:style style:name="P50" style:family="paragraph" style:parent-style-name="Standard">
      <style:text-properties officeooo:paragraph-rsid="0012a12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67b0f"/>
    </style:style>
    <style:style style:name="T3" style:family="text">
      <style:text-properties fo:language="en" fo:country="US" officeooo:rsid="00050f32"/>
    </style:style>
    <style:style style:name="T4" style:family="text">
      <style:text-properties fo:language="en" fo:country="US" officeooo:rsid="00078c49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language="en" fo:country="US" fo:font-weight="bold" officeooo:rsid="00092daf" style:font-weight-asian="bold" style:font-weight-complex="bold"/>
    </style:style>
    <style:style style:name="T7" style:family="text">
      <style:text-properties fo:language="en" fo:country="US" fo:font-weight="bold" officeooo:rsid="000ca924" style:font-weight-asian="bold" style:font-weight-complex="bold"/>
    </style:style>
    <style:style style:name="T8" style:family="text">
      <style:text-properties fo:language="en" fo:country="US" fo:font-weight="bold" officeooo:rsid="000fabf0" style:font-weight-asian="bold" style:font-weight-complex="bold"/>
    </style:style>
    <style:style style:name="T9" style:family="text">
      <style:text-properties fo:language="en" fo:country="US" fo:font-weight="bold" officeooo:rsid="00109b8e" style:font-weight-asian="bold" style:font-weight-complex="bold"/>
    </style:style>
    <style:style style:name="T10" style:family="text">
      <style:text-properties fo:language="en" fo:country="US" fo:font-weight="bold" officeooo:rsid="00105b4e" style:font-weight-asian="bold" style:font-weight-complex="bold"/>
    </style:style>
    <style:style style:name="T11" style:family="text">
      <style:text-properties fo:language="en" fo:country="US" fo:font-weight="bold" officeooo:rsid="001236b2" style:font-weight-asian="bold" style:font-weight-complex="bold"/>
    </style:style>
    <style:style style:name="T12" style:family="text">
      <style:text-properties fo:language="en" fo:country="US" fo:font-weight="bold" officeooo:rsid="00125d80" style:font-weight-asian="bold" style:font-weight-complex="bold"/>
    </style:style>
    <style:style style:name="T13" style:family="text">
      <style:text-properties fo:language="en" fo:country="US" fo:font-weight="bold" officeooo:rsid="0013632f" style:font-weight-asian="bold" style:font-weight-complex="bold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fo:language="en" fo:country="US" fo:font-weight="normal" officeooo:rsid="00092daf" style:font-weight-asian="normal" style:font-weight-complex="normal"/>
    </style:style>
    <style:style style:name="T16" style:family="text">
      <style:text-properties fo:language="en" fo:country="US" fo:font-weight="normal" officeooo:rsid="00095f2d" style:font-weight-asian="normal" style:font-weight-complex="normal"/>
    </style:style>
    <style:style style:name="T17" style:family="text">
      <style:text-properties fo:language="en" fo:country="US" fo:font-weight="normal" officeooo:rsid="000b1383" style:font-weight-asian="normal" style:font-weight-complex="normal"/>
    </style:style>
    <style:style style:name="T18" style:family="text">
      <style:text-properties fo:language="en" fo:country="US" fo:font-weight="normal" officeooo:rsid="000bc615" style:font-weight-asian="normal" style:font-weight-complex="normal"/>
    </style:style>
    <style:style style:name="T19" style:family="text">
      <style:text-properties fo:language="en" fo:country="US" fo:font-weight="normal" officeooo:rsid="000ca924" style:font-weight-asian="normal" style:font-weight-complex="normal"/>
    </style:style>
    <style:style style:name="T20" style:family="text">
      <style:text-properties fo:language="en" fo:country="US" fo:font-weight="normal" officeooo:rsid="00105b4e" style:font-weight-asian="normal" style:font-weight-complex="normal"/>
    </style:style>
    <style:style style:name="T21" style:family="text">
      <style:text-properties fo:language="en" fo:country="US" fo:font-weight="normal" officeooo:rsid="00109b8e" style:font-weight-asian="normal" style:font-weight-complex="normal"/>
    </style:style>
    <style:style style:name="T22" style:family="text">
      <style:text-properties fo:language="en" fo:country="US" fo:font-weight="normal" officeooo:rsid="001236b2" style:font-weight-asian="normal" style:font-weight-complex="normal"/>
    </style:style>
    <style:style style:name="T23" style:family="text">
      <style:text-properties fo:language="en" fo:country="US" fo:font-weight="normal" officeooo:rsid="00125d80" style:font-weight-asian="normal" style:font-weight-complex="normal"/>
    </style:style>
    <style:style style:name="T24" style:family="text">
      <style:text-properties fo:language="en" fo:country="US" fo:font-weight="normal" officeooo:rsid="0013632f" style:font-weight-asian="normal" style:font-weight-complex="normal"/>
    </style:style>
    <style:style style:name="T25" style:family="text">
      <style:text-properties fo:language="en" fo:country="US" fo:font-weight="normal" officeooo:rsid="00130482" style:font-weight-asian="normal" style:font-weight-complex="normal"/>
    </style:style>
    <style:style style:name="T26" style:family="text">
      <style:text-properties fo:language="en" fo:country="US" fo:font-weight="normal" officeooo:rsid="00192d78" style:font-weight-asian="normal" style:font-weight-complex="normal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050f32"/>
    </style:style>
    <style:style style:name="T29" style:family="text">
      <style:text-properties fo:language="ru" fo:country="RU" officeooo:rsid="00067b0f"/>
    </style:style>
    <style:style style:name="T30" style:family="text">
      <style:text-properties fo:language="ru" fo:country="RU" officeooo:rsid="00078c49"/>
    </style:style>
    <style:style style:name="T31" style:family="text">
      <style:text-properties fo:language="ru" fo:country="RU" fo:font-style="normal" fo:font-weight="bold" officeooo:rsid="00078c49" style:font-style-asian="normal" style:font-weight-asian="bold" style:font-style-complex="normal" style:font-weight-complex="bold"/>
    </style:style>
    <style:style style:name="T32" style:family="text">
      <style:text-properties fo:language="ru" fo:country="RU" fo:font-weight="bold" style:font-weight-asian="bold" style:font-weight-complex="bold"/>
    </style:style>
    <style:style style:name="T33" style:family="text">
      <style:text-properties fo:language="ru" fo:country="RU" fo:font-weight="bold" officeooo:rsid="00078c49" style:font-weight-asian="bold" style:font-weight-complex="bold"/>
    </style:style>
    <style:style style:name="T34" style:family="text">
      <style:text-properties fo:language="ru" fo:country="RU" fo:font-weight="bold" officeooo:rsid="00095f2d" style:font-weight-asian="bold" style:font-weight-complex="bold"/>
    </style:style>
    <style:style style:name="T35" style:family="text">
      <style:text-properties fo:language="ru" fo:country="RU" fo:font-weight="bold" officeooo:rsid="000bc615" style:font-weight-asian="bold" style:font-weight-complex="bold"/>
    </style:style>
    <style:style style:name="T36" style:family="text">
      <style:text-properties fo:language="ru" fo:country="RU" fo:font-weight="bold" officeooo:rsid="000ca924" style:font-weight-asian="bold" style:font-weight-complex="bold"/>
    </style:style>
    <style:style style:name="T37" style:family="text">
      <style:text-properties fo:language="ru" fo:country="RU" fo:font-weight="bold" officeooo:rsid="000fabf0" style:font-weight-asian="bold" style:font-weight-complex="bold"/>
    </style:style>
    <style:style style:name="T38" style:family="text">
      <style:text-properties fo:language="ru" fo:country="RU" fo:font-weight="bold" officeooo:rsid="00105b4e" style:font-weight-asian="bold" style:font-weight-complex="bold"/>
    </style:style>
    <style:style style:name="T39" style:family="text">
      <style:text-properties fo:language="ru" fo:country="RU" fo:font-weight="bold" officeooo:rsid="001236b2" style:font-weight-asian="bold" style:font-weight-complex="bold"/>
    </style:style>
    <style:style style:name="T40" style:family="text">
      <style:text-properties fo:language="ru" fo:country="RU" fo:font-weight="bold" officeooo:rsid="00130482" style:font-weight-asian="bold" style:font-weight-complex="bold"/>
    </style:style>
    <style:style style:name="T41" style:family="text">
      <style:text-properties fo:language="ru" fo:country="RU" fo:font-weight="normal" style:font-weight-asian="normal" style:font-weight-complex="normal"/>
    </style:style>
    <style:style style:name="T42" style:family="text">
      <style:text-properties fo:language="ru" fo:country="RU" fo:font-weight="normal" officeooo:rsid="00078c49" style:font-weight-asian="normal" style:font-weight-complex="normal"/>
    </style:style>
    <style:style style:name="T43" style:family="text">
      <style:text-properties fo:language="ru" fo:country="RU" fo:font-weight="normal" officeooo:rsid="00092daf" style:font-weight-asian="normal" style:font-weight-complex="normal"/>
    </style:style>
    <style:style style:name="T44" style:family="text">
      <style:text-properties fo:language="ru" fo:country="RU" fo:font-weight="normal" officeooo:rsid="00095f2d" style:font-weight-asian="normal" style:font-weight-complex="normal"/>
    </style:style>
    <style:style style:name="T45" style:family="text">
      <style:text-properties fo:language="ru" fo:country="RU" fo:font-weight="normal" officeooo:rsid="000b1383" style:font-weight-asian="normal" style:font-weight-complex="normal"/>
    </style:style>
    <style:style style:name="T46" style:family="text">
      <style:text-properties fo:language="ru" fo:country="RU" fo:font-weight="normal" officeooo:rsid="000bc615" style:font-weight-asian="normal" style:font-weight-complex="normal"/>
    </style:style>
    <style:style style:name="T47" style:family="text">
      <style:text-properties fo:language="ru" fo:country="RU" fo:font-weight="normal" officeooo:rsid="000ca924" style:font-weight-asian="normal" style:font-weight-complex="normal"/>
    </style:style>
    <style:style style:name="T48" style:family="text">
      <style:text-properties fo:language="ru" fo:country="RU" fo:font-weight="normal" officeooo:rsid="000e4f99" style:font-weight-asian="normal" style:font-weight-complex="normal"/>
    </style:style>
    <style:style style:name="T49" style:family="text">
      <style:text-properties fo:language="ru" fo:country="RU" fo:font-weight="normal" officeooo:rsid="000ea59a" style:font-weight-asian="normal" style:font-weight-complex="normal"/>
    </style:style>
    <style:style style:name="T50" style:family="text">
      <style:text-properties fo:language="ru" fo:country="RU" fo:font-weight="normal" officeooo:rsid="000fabf0" style:font-weight-asian="normal" style:font-weight-complex="normal"/>
    </style:style>
    <style:style style:name="T51" style:family="text">
      <style:text-properties fo:language="ru" fo:country="RU" fo:font-weight="normal" officeooo:rsid="00105b4e" style:font-weight-asian="normal" style:font-weight-complex="normal"/>
    </style:style>
    <style:style style:name="T52" style:family="text">
      <style:text-properties fo:language="ru" fo:country="RU" fo:font-weight="normal" officeooo:rsid="00109b8e" style:font-weight-asian="normal" style:font-weight-complex="normal"/>
    </style:style>
    <style:style style:name="T53" style:family="text">
      <style:text-properties fo:language="ru" fo:country="RU" fo:font-weight="normal" officeooo:rsid="001236b2" style:font-weight-asian="normal" style:font-weight-complex="normal"/>
    </style:style>
    <style:style style:name="T54" style:family="text">
      <style:text-properties fo:language="ru" fo:country="RU" fo:font-weight="normal" officeooo:rsid="00125d80" style:font-weight-asian="normal" style:font-weight-complex="normal"/>
    </style:style>
    <style:style style:name="T55" style:family="text">
      <style:text-properties fo:language="ru" fo:country="RU" fo:font-weight="normal" officeooo:rsid="0012a129" style:font-weight-asian="normal" style:font-weight-complex="normal"/>
    </style:style>
    <style:style style:name="T56" style:family="text">
      <style:text-properties fo:language="ru" fo:country="RU" fo:font-weight="normal" officeooo:rsid="0013632f" style:font-weight-asian="normal" style:font-weight-complex="normal"/>
    </style:style>
    <style:style style:name="T57" style:family="text">
      <style:text-properties fo:language="ru" fo:country="RU" fo:font-weight="normal" officeooo:rsid="00130482" style:font-weight-asian="normal" style:font-weight-complex="normal"/>
    </style:style>
    <style:style style:name="T58" style:family="text">
      <style:text-properties fo:language="ru" fo:country="RU" fo:font-weight="normal" officeooo:rsid="0016245d" style:font-weight-asian="normal" style:font-weight-complex="normal"/>
    </style:style>
    <style:style style:name="T59" style:family="text">
      <style:text-properties fo:language="ru" fo:country="RU" fo:font-weight="normal" officeooo:rsid="0016befa" style:font-weight-asian="normal" style:font-weight-complex="normal"/>
    </style:style>
    <style:style style:name="T60" style:family="text">
      <style:text-properties fo:language="ru" fo:country="RU" fo:font-weight="normal" officeooo:rsid="0016d584" style:font-weight-asian="normal" style:font-weight-complex="normal"/>
    </style:style>
    <style:style style:name="T61" style:family="text">
      <style:text-properties fo:language="ru" fo:country="RU" fo:font-weight="normal" officeooo:rsid="00173cd5" style:font-weight-asian="normal" style:font-weight-complex="normal"/>
    </style:style>
    <style:style style:name="T62" style:family="text">
      <style:text-properties fo:language="ru" fo:country="RU" fo:font-weight="normal" officeooo:rsid="0018f6e3" style:font-weight-asian="normal" style:font-weight-complex="normal"/>
    </style:style>
    <style:style style:name="T63" style:family="text">
      <style:text-properties fo:language="ru" fo:country="RU" fo:font-weight="normal" officeooo:rsid="00192d78" style:font-weight-asian="normal" style:font-weight-complex="normal"/>
    </style:style>
    <style:style style:name="T64" style:family="text">
      <style:text-properties fo:language="ru" fo:country="RU" officeooo:rsid="00087df8"/>
    </style:style>
    <style:style style:name="T65" style:family="text">
      <style:text-properties fo:language="ru" fo:country="RU" officeooo:rsid="00092daf"/>
    </style:style>
    <style:style style:name="T66" style:family="text">
      <style:text-properties fo:language="ru" fo:country="RU" officeooo:rsid="00180fbb"/>
    </style:style>
    <style:style style:name="T67" style:family="text">
      <style:text-properties fo:language="ru" fo:country="RU" officeooo:rsid="0018f6e3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18f6e3"/>
    </style:style>
    <style:style style:name="T70" style:family="text">
      <style:text-properties officeooo:rsid="00192d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Проект «Жизнь»</text:p>
      <text:p text:style-name="P1"/>
      <text:p text:style-name="P1">Проект является завершающим учебным проектом в курсе <text:span text:style-name="T1">ASP.NET. </text:span>Целью его является демонстрация знаний и умений, полученных во время обучения.</text:p>
      <text:p text:style-name="P1"/>
      <text:p text:style-name="P1">В проекте моделируется один из аспектов функционирования города — создаются происшествия, которые затем могут быть обработаны другими службами города. Фактически, взаимодействия с другими проектами и городскими службами не происходит и все происшествия остаются в таблицах базы данных проекта «Жизнь» <text:span text:style-name="T69">без обработки</text:span>. В таком виде функционал проекта может быть понят как работа диспетчера службы 911: прием сообщений от людей, ведение журнала происшествий, его редактирование, возможность добавлять более подробные данные о происшествии, полученные от соответствующих служб города (фактически — просто от людей, вошедших в систему как представители этих служб).</text:p>
      <text:p text:style-name="P1"/>
      <text:p text:style-name="P1">В проекте три главные страницы:</text:p>
      <text:p text:style-name="P1">- страница сводки происшествий (доступна любому пользователю или без логина);</text:p>
      <text:p text:style-name="P1">- страница внесения подробной информации о преступлении (требует логина полицейского);</text:p>
      <text:p text:style-name="P1">- страница внесения подробной информации о пожаре (требует логина пожарного).</text:p>
      <text:p text:style-name="P31"/>
      <text:p text:style-name="P21"><text:span text:style-name="T65">На этих страницах в</text:span><text:span text:style-name="T64">заимодействия с пользователем возможны в следующих вариантах:</text:span></text:p>
      <text:p text:style-name="P14"/>
      <text:p text:style-name="P14">1. На странице сводки происшествий есть возможность:</text:p>
      <text:p text:style-name="P14">- добавить новое происшествие, указав его тип (пожар или преступление), адрес и время;</text:p>
      <text:p text:style-name="P14">- редактировать внесенные данные;</text:p>
      <text:p text:style-name="P14">- удалить происшествие;</text:p>
      <text:p text:style-name="P14">- получить более подробную информацию о происшествии (полученную от полицейских или пожарных).</text:p>
      <text:p text:style-name="P14">При отображении подробной информации есть возможность перейти в редактирование подробной информации.</text:p>
      <text:p text:style-name="P14"/>
      <text:p text:style-name="P14">2. На странице редактирования подробной информации о преступлении есть возможность:</text:p>
      <text:p text:style-name="P21"><text:span text:style-name="T64">- добавить </text:span><text:span text:style-name="T65">список </text:span><text:span text:style-name="T64">стат</text:span><text:span text:style-name="T65">ей</text:span><text:span text:style-name="T64"> (уголовного) кодекса, по которым классифицировано преступление;</text:span></text:p>
      <text:p text:style-name="P21"><text:span text:style-name="T64">- добавить </text:span><text:span text:style-name="T65">список </text:span><text:span text:style-name="T64">пострадавших в преступлении, указав имя, категорию телесных повреждений и экономический ущерб;</text:span></text:p>
      <text:p text:style-name="P21"><text:span text:style-name="T64">- добавить </text:span><text:span text:style-name="T65">список </text:span><text:span text:style-name="T64">правонарушителей в преступлении, указав имя и судебный приговор;</text:span></text:p>
      <text:p text:style-name="P14"/>
      <text:p text:style-name="P14">3. На странице редактирования подробной информации о пожаре есть возможность:</text:p>
      <text:p text:style-name="P20"><text:span text:style-name="T27">- </text:span><text:span text:style-name="T65">изменить классификацию пожара (причина возгорания);</text:span></text:p>
      <text:p text:style-name="P15">- добавить список пострадавших в пожаре (те же данные, что и в преступлениях — имя, телесные повреждения, экономический ущерб);</text:p>
      <text:p text:style-name="P15">- добавить список домов, уничтоженных в пожаре.</text:p>
      <text:p text:style-name="P16"/>
      <text:p text:style-name="P22"><text:span text:style-name="T28">Структура проекта реализует шаблон </text:span><text:span text:style-name="T3">MVC, </text:span><text:span text:style-name="T28">хотя </text:span><text:span text:style-name="T29">на странице сводки происшествий за счет активного использования </text:span><text:span text:style-name="T2">ajax-</text:span><text:span text:style-name="T29">запросов сделана попытка приблизиться к функционалу </text:span><text:span text:style-name="T2">Single Page Application. </text:span><text:span text:style-name="T29">Однако в проекте не используется </text:span><text:span text:style-name="T2">Web API </text:span><text:span text:style-name="T29">или другие виды </text:span><text:span text:style-name="T2">REST-</text:span><text:span text:style-name="T29">архитектуры. Остальные страницы используют классический </text:span><text:span text:style-name="T2">MVC-</text:span><text:span text:style-name="T29">шаблон.</text:span></text:p>
      <text:p text:style-name="P16"/>
      <text:p text:style-name="P47"><text:span text:style-name="T29">Б</text:span><text:span text:style-name="T30">олее подробно </text:span><text:span text:style-name="T66">о навигации по страницам проекта </text:span><text:span text:style-name="T67">(см. схему навигации в приложении)</text:span><text:span text:style-name="T30">:</text:span></text:p>
      <text:p text:style-name="P19"><text:span text:style-name="T30"/></text:p>
      <text:p text:style-name="P18"><text:span text:style-name="T27">1) на странице сводки происшествий внесение новых происшествий и редактирование начальной информации о происшествии выполняется с помощью </text:span><text:span text:style-name="T1">ajax-</text:span><text:span text:style-name="T27">запроса.</text:span></text:p>
      <text:p text:style-name="P18"><text:span text:style-name="T27">При этом используется скрипт из файла </text:span><text:span text:style-name="T5">Life-AddEditAccident.js</text:span></text:p>
      <text:p text:style-name="P19"><text:soft-page-break/><text:span text:style-name="T30">В скрипте по нажатию кнопки «добавить происшествие» или «изменить происшествие» вызывается <text:s/></text:span><text:span text:style-name="T4">MVC-</text:span><text:span text:style-name="T30">контроллер и экшн-</text:span><text:span text:style-name="T67">метод</text:span><text:span text:style-name="T30"> </text:span><text:span text:style-name="T31">/Life/AddEditAccident</text:span><text:span text:style-name="T30">, возвращающий не </text:span><text:span text:style-name="T4">json-</text:span><text:span text:style-name="T30">данные, как можно было бы ожидать, а </text:span><text:span text:style-name="T4">PartialView – </text:span><text:span text:style-name="T30">полностью сверстанную динамическую страницу </text:span><text:span text:style-name="T33">~/Views/Shared/Life/_AddEditAccident.cshtml, </text:span><text:span text:style-name="T42">содержащую форму. </text:span><text:span text:style-name="T62">Эта форма </text:span><text:span text:style-name="T42">внедряется в разметку страницы сводки происшествий. </text:span></text:p>
      <text:p text:style-name="P19"><text:span text:style-name="T30">В случае внесения новых данных </text:span><text:span text:style-name="T67">она </text:span><text:span text:style-name="T30">вставляется перед основной таблицей, в случае редактирования данных в основной таблице – прямо в ячейку таблицы.</text:span></text:p>
      <text:p text:style-name="P18"><text:span text:style-name="T27">После отправки формы внедр</text:span><text:span text:style-name="T67">енный</text:span><text:span text:style-name="T27"> </text:span><text:span text:style-name="T1">html-</text:span><text:span text:style-name="T27">код удаляется.</text:span></text:p>
      <text:p text:style-name="P17"/>
      <text:p text:style-name="P18"><text:span text:style-name="T27">2) При отображении подробных данных о происшествии точно таким же образом за счет </text:span><text:span text:style-name="T1">ajax-</text:span><text:span text:style-name="T27">запроса в основную таблицу внедряется </text:span><text:span text:style-name="T1">PartialView </text:span><text:span text:style-name="T5">~/Views/Shared/Life/_AccidentDetails.cshtml</text:span></text:p>
      <text:p text:style-name="P2">в котором нет форм для редактирования, <text:span text:style-name="T69">но есть несколько таблиц.</text:span></text:p>
      <text:p text:style-name="P2"/>
      <text:p text:style-name="P47"><text:span text:style-name="T43">3) При редактировании подробных данных преступления </text:span><text:span text:style-name="T62">открывается новая страница – </text:span><text:span text:style-name="T43"><text:s/>отдельное отображение</text:span><text:span text:style-name="T6"> </text:span><text:span text:style-name="T43">через классический экшн-метод контроллера </text:span><text:span text:style-name="T15"><text:s/></text:span><text:span text:style-name="T6">~/Views/Life/EditCriminalOffence.cshtml </text:span><text:span text:style-name="T43">.</text:span></text:p>
      <text:p text:style-name="P22"><text:span text:style-name="T43">В этом отображении используются несколько таблиц. </text:span><text:span text:style-name="T15">CRUD-</text:span><text:span text:style-name="T43">операции с данными этой таблицы выполняются за счет </text:span><text:span text:style-name="T62">специальных</text:span><text:span text:style-name="T43"> экшн-методов и отображе</text:span><text:span text:style-name="T62">н</text:span><text:span text:style-name="T43">ий с формами.</text:span></text:p>
      <text:p text:style-name="P3"/>
      <text:p text:style-name="P47"><text:span text:style-name="T43">4) При редактировании подробных данных пожара </text:span><text:span text:style-name="T62">открывается новая страница – </text:span><text:span text:style-name="T43">отдельное отображение через классический экшн-метод контроллера </text:span><text:span text:style-name="T6">~/Views/Life/EditFire.cshtml</text:span><text:span text:style-name="T43">.</text:span></text:p>
      <text:p text:style-name="P48"><text:span text:style-name="T41">В этом отображении используются несколько таблиц. </text:span><text:span text:style-name="T14">CRUD-</text:span><text:span text:style-name="T41">операции с данными этой таблицы выполняются за счет </text:span><text:span text:style-name="T62">специальных</text:span><text:span text:style-name="T41"> экшн-методов и отображе</text:span><text:span text:style-name="T62">н</text:span><text:span text:style-name="T41">ий с формами.</text:span></text:p>
      <text:p text:style-name="P3"/>
      <text:p text:style-name="P33">Особенности реализации:</text:p>
      <text:p text:style-name="P3"/>
      <text:p text:style-name="P23"><text:span text:style-name="T41">1) В проекте использован </text:span><text:span text:style-name="T44">только </text:span><text:span text:style-name="T41">один контроллер </text:span><text:span text:style-name="T14">Life </text:span><text:span text:style-name="T41">со множеством </text:span><text:span text:style-name="T44">экшн-</text:span><text:span text:style-name="T41">методов, </text:span><text:span text:style-name="T44">а также вспомогательных методов (например, для заполнения списка </text:span><text:span text:style-name="T16">dropdown </text:span><text:span text:style-name="T44">данными). </text:span><text:span text:style-name="T62">Это не является оптимальным решением. </text:span><text:span text:style-name="T47">Правильно было бы разбить на несколько контроллеров, а все вспомогательные методы перенести в класс </text:span><text:span text:style-name="T7">LifeService</text:span><text:span text:style-name="T19">.</text:span></text:p>
      <text:p text:style-name="P4"/>
      <text:p text:style-name="P24"><text:span text:style-name="T41">2) Данные в </text:span><text:span text:style-name="T14">dropdown-</text:span><text:span text:style-name="T41">списки отображения передаются с помощью </text:span><text:span text:style-name="T14">view-</text:span><text:span text:style-name="T41">модели. </text:span><text:span text:style-name="T47">Правильный способ должен быть другим — с помощью </text:span><text:span text:style-name="T19">DI </text:span><text:span text:style-name="T47">(описано в https://blog.simontimms.com/2015/06/09/getting-lookup-data-into-you-view/)</text:span><text:span text:style-name="T19">.</text:span></text:p>
      <text:p text:style-name="P5"/>
      <text:p text:style-name="P5">3) При заполнении форм использовано три вида валидации:</text:p>
      <text:p text:style-name="P5"/>
      <text:p text:style-name="P25"><text:span text:style-name="T44">- серверная валидация: выполняется проверка валидности модели, а также валидности комбинации полей, например, при заполнении данных о новом происшествии должно быть заполнено как минимум одно поле — категория происшествия или краткое описание. Ошибки комбинации полей </text:span><text:span text:style-name="T62">относятся не к отдельным полям, а ко всей модели сразу и </text:span><text:span text:style-name="T44">отображаются через тег-хелперы </text:span><text:span text:style-name="T34">asp-validation-summary="ModelOnly"</text:span><text:span text:style-name="T44">.</text:span></text:p>
      <text:p text:style-name="P25"><text:span text:style-name="T44"/></text:p>
      <text:p text:style-name="P25"><text:span text:style-name="T44">- клиентская </text:span><text:span text:style-name="T16">remote-</text:span><text:span text:style-name="T44">валидация </text:span><text:span text:style-name="T45">на уникальность значения в базе данных</text:span><text:span text:style-name="T62">: выполняется</text:span><text:span text:style-name="T44"> через указание в атрибутах валидируемых свойств </text:span><text:span text:style-name="T16">view-</text:span><text:span text:style-name="T44">модели атрибута Remote и наименование серверного метода, выполняющего валидацию. При этом в этот метод кроме валидируемого поля передается дополнительное поле «</text:span><text:span text:style-name="T45">начальное значение </text:span><text:span text:style-name="T17">dropdown-</text:span><text:span text:style-name="T45">списка»</text:span><text:span text:style-name="T44">, использование которого </text:span><text:span text:style-name="T45">дает возможность выяснить</text:span><text:span text:style-name="T44">, были ли внесены изменения в форму </text:span><text:span text:style-name="T45">и соответственно надо ли проводить валидацию данных (если изменений не было, то нельзя запускать валидацию на уникальность сохраняемых данных, т. к. она </text:span><text:span text:style-name="T63">ошибочно </text:span><text:span text:style-name="T45">не пройдет). Возвращаемое значение метода валидации — </text:span><text:span text:style-name="T17">Json(true) </text:span><text:span text:style-name="T45">или </text:span><text:span text:style-name="T17">Json(false).</text:span></text:p>
      <text:p text:style-name="P9"><text:soft-page-break/><text:span text:style-name="T68">Для использования этого вида валидации в отображение импортируются скрипты</text:span><text:span text:style-name="T14"> Microsoft</text:span></text:p>
      <text:p text:style-name="P10"><text:s/>~/lib/jquery-validation/dist/jquery.validate.js</text:p>
      <text:p text:style-name="P10">~/lib/jquery-validation-unobtrusive/jquery.validate.unobtrusive.js</text:p>
      <text:p text:style-name="P10"/>
      <text:p text:style-name="P26"><text:span text:style-name="T17">- </text:span><text:span text:style-name="T45">валидация на уникальность с помощью кастомного атрибута </text:span><text:span text:style-name="T17">UniqueVictim, </text:span><text:span text:style-name="T45">реализованная </text:span><text:span text:style-name="T46">с небольшим использованием методов рефлексии для поиска </text:span><text:span text:style-name="T63">в объекте модели </text:span><text:span text:style-name="T46">дополнительного поля </text:span><text:span text:style-name="T18">view-</text:span><text:span text:style-name="T46">модели, в котором хранится </text:span><text:span text:style-name="T44">«</text:span><text:span text:style-name="T45">начальное значение </text:span><text:span text:style-name="T17">dropdown-</text:span><text:span text:style-name="T45">списка» </text:span><text:span text:style-name="T46">(см. предыдущую валидацию). Возвращаемое значение валидационного метода — </text:span><text:span text:style-name="T35">ValidationResult.Success </text:span><text:span text:style-name="T46">или </text:span><text:span text:style-name="T35">ValidationResult(ErrorMessage).</text:span></text:p>
      <text:p text:style-name="P11"/>
      <text:p text:style-name="P28"><text:span text:style-name="T46">Д</text:span><text:span text:style-name="T53">ля </text:span><text:span text:style-name="T63">красивого </text:span><text:span text:style-name="T53">вывода сообщений об ошибках валидации в каждое отображение внедряется </text:span><text:span text:style-name="T22">PartialView </text:span><text:span text:style-name="T53">в виде </text:span></text:p>
      <text:p text:style-name="P32">&lt;partial name="~/Views/Shared/Life/_Validation.cshtml" /&gt;</text:p>
      <text:p text:style-name="P28"><text:span text:style-name="T53">Он содержит маленький скрипт </text:span><text:span text:style-name="T22">JavaScript, </text:span><text:span text:style-name="T53">в котором к каждому классу элемента </text:span><text:span text:style-name="T39">.</text:span><text:span text:style-name="T11">input-validation-error</text:span><text:span text:style-name="T22">, </text:span><text:span text:style-name="T53">добавленному </text:span><text:span text:style-name="T22">ASP.NET, </text:span><text:span text:style-name="T53">дополнительно добавляется класс </text:span><text:span text:style-name="T11">is-invalid</text:span><text:span text:style-name="T22">, </text:span><text:span text:style-name="T53">который <text:s/>нужен стилям </text:span><text:span text:style-name="T22">bootstrap </text:span><text:span text:style-name="T53">для красивого отображения ошибок.</text:span></text:p>
      <text:p text:style-name="P11"/>
      <text:p text:style-name="P28"><text:span text:style-name="T46">4</text:span><text:span text:style-name="T47">) Для аутентификации используются </text:span><text:span text:style-name="T19">cookie</text:span><text:span text:style-name="T26">s</text:span><text:span text:style-name="T19">, </text:span><text:span text:style-name="T47">зарегистрированные в</text:span><text:span text:style-name="T19"> </text:span><text:span text:style-name="T47">сервисах </text:span><text:span text:style-name="T36">services.AddAuthentication(LifeAuth)</text:span><text:span text:style-name="T47"> </text:span><text:span text:style-name="T48">. </text:span><text:span text:style-name="T50">С их помощью при логине </text:span><text:span text:style-name="T48">в экшн-методе </text:span><text:span text:style-name="T49">контроллера </text:span><text:span text:style-name="T50">формируется объект </text:span><text:span text:style-name="T8">ClaimsPrincipal </text:span><text:span text:style-name="T50">и запускается метод </text:span><text:span text:style-name="T8">HttpContext.SignInAsync</text:span><text:span text:style-name="T37">(). </text:span><text:span text:style-name="T50">При выходе из системы запускается метод </text:span><text:span text:style-name="T37">HttpContext.SignOutAsync()</text:span></text:p>
      <text:p text:style-name="P27"><text:span text:style-name="T51">При авторизации используются кастомные атрибуты </text:span><text:span text:style-name="T10">IsPoliceman</text:span><text:span text:style-name="T20"> </text:span><text:span text:style-name="T51">и </text:span><text:span text:style-name="T10">IsFireman</text:span><text:span text:style-name="T20"> </text:span><text:span text:style-name="T51">(основанные на </text:span><text:span text:style-name="T10">BaseAuthAttribute</text:span><text:span text:style-name="T20">), </text:span><text:span text:style-name="T51">в которых проверяется название роли, к которой принадлежит зарегистрированный в куках пользователь. Для этой проверки сначала находится текущий пользователь через </text:span><text:span text:style-name="T38">HttpContext.User.Claims, </text:span><text:span text:style-name="T52">этот поиск выполняется в </text:span><text:span text:style-name="T63">классе сервисов </text:span><text:span text:style-name="T9">LifeService</text:span><text:span text:style-name="T21">.</text:span></text:p>
      <text:p text:style-name="P34"/>
      <text:p text:style-name="P37"><text:span text:style-name="T54">5) Для передачи данных в/из </text:span><text:span text:style-name="T23">view-</text:span><text:span text:style-name="T54">моделей в контроллере используется </text:span><text:span text:style-name="T23">automapper. </text:span><text:span text:style-name="T54">Конфигурация каждого преобразования производится в </text:span><text:span text:style-name="T12">startup.cs. </text:span><text:span text:style-name="T54">При этом автомаппер иногда выполняет функцию преобразования кода поля в текст (из словаря, </text:span><text:span text:style-name="T63">см.ниже</text:span><text:span text:style-name="T54">).</text:span></text:p>
      <text:p text:style-name="P6"/>
      <text:p text:style-name="P39"><text:span text:style-name="T54">6</text:span><text:span text:style-name="T41">) В проекте использованы кастомный тег-хелпер </text:span><text:span text:style-name="T32">ReportSection</text:span><text:span text:style-name="T41">, предназначенный для форматирования заголовков разделов в отчетах. Он </text:span><text:span text:style-name="T58">окружает </text:span><text:span text:style-name="T41">текст </text:span><text:span text:style-name="T14">Razor-</text:span><text:span text:style-name="T41">страницы тег</text:span><text:span text:style-name="T58">ами</text:span><text:span text:style-name="T41"> </text:span><text:span text:style-name="T14">h5</text:span><text:span text:style-name="T41"> </text:span><text:span text:style-name="T59">с</text:span><text:span text:style-name="T41"> класс</text:span><text:span text:style-name="T58">ами</text:span><text:span text:style-name="T41">, меняющи</text:span><text:span text:style-name="T58">ми</text:span><text:span text:style-name="T41"> цвет фона на черный, а текста на белый согласно стилям </text:span><text:span text:style-name="T14">bootstrap.</text:span></text:p>
      <text:p text:style-name="P35"/>
      <text:p text:style-name="P38"><text:span text:style-name="T14">7) </text:span><text:span text:style-name="T41">В проекте реализован шаблон верстки </text:span><text:span text:style-name="T14">(</text:span><text:span text:style-name="T5">_LifeLayout.cshtml</text:span><text:span text:style-name="T14">), </text:span><text:span text:style-name="T41">который отображает </text:span><text:span text:style-name="T63">в углу экрана на любой странице проекта</text:span><text:span text:style-name="T41"> зарегистрированного в системе пользователя и его роль. </text:span><text:span text:style-name="T63">Также проект сохраняет и использует главный шаблон верстки, принадлежащий всем проектам.</text:span></text:p>
      <text:p text:style-name="P8"/>
      <text:p text:style-name="P43">8) <text:span text:style-name="T70">К вспомогательным страницам проекта относятся:</text:span></text:p>
      <text:p text:style-name="P43"><text:span text:style-name="T70">- п</text:span>ервая страница проекта – <text:span text:style-name="T70">она </text:span>отображает выбор проектов участников тренинга;</text:p>
      <text:p text:style-name="P43"><text:span text:style-name="T70">- вторая</text:span> страница <text:span text:style-name="T70">проекта </text:span>– <text:span text:style-name="T70">она </text:span>отображает пояснительную информацию и ссылки на:</text:p>
      <text:p text:style-name="P8"/>
      <text:p text:style-name="P8">- сводку происшествий;</text:p>
      <text:p text:style-name="P8">- создание нескольких аккаунтов пользователей со случайными именами (количество новых пользователей будет <text:span text:style-name="T70">не более </text:span>10, точное количество зависит от возможности метода по созданию имен создать уникальное имя на основе ограниченного словаря имен и фамилий);</text:p>
      <text:p text:style-name="P8">- создание 10 адресов со случайными названиями улиц и случайными номерами домов <text:span text:style-name="T70">(при этом проверка на уникальность адреса не производится)</text:span>.</text:p>
      <text:p text:style-name="P40"><text:span text:style-name="T60">- отображение списка пользователей и списка адресов, уже присутствующих в </text:span><text:span text:style-name="T61">базе данных</text:span><text:span text:style-name="T60">.</text:span></text:p>
      <text:p text:style-name="P6"><text:soft-page-break/></text:p>
      <text:p text:style-name="P12">Особенности структуры базы данных:</text:p>
      <text:p text:style-name="P6"/>
      <text:p text:style-name="P29"><text:span text:style-name="T41">1) В проекте используется несколько таблиц, связанных между собой связями 1:0..1 или 1:Множество. С помощью связей 1:0..1 реализованы отношения надкласс-подкласс. </text:span><text:span text:style-name="T63">Например,</text:span><text:span text:style-name="T41"> </text:span><text:span text:style-name="T55">надкласс происшествий содержит в себе общие поля для пожаров и преступлений </text:span><text:span text:style-name="T63">(например, дата и краткое описание)</text:span><text:span text:style-name="T55">, а пожары и преступления связаны с происшествиями как подкласс </text:span><text:span text:style-name="T63">с надклассом </text:span><text:span text:style-name="T55">и содержат уникальные для каждой категории поля.</text:span></text:p>
      <text:p text:style-name="P50"><text:span text:style-name="T55">Таблицы </text:span><text:span text:style-name="T63">специализированных </text:span><text:span text:style-name="T55">данных пожаров и преступлений связаны с </text:span><text:span text:style-name="T63">таблицей происшествий </text:span><text:span text:style-name="T55">как 1:Множество.</text:span></text:p>
      <text:p text:style-name="P7"/>
      <text:p text:style-name="P30"><text:span text:style-name="T41">2) Некоторые категории пожаров и преступлений выполнены в виде перечислений </text:span><text:span text:style-name="T14">Enum. </text:span><text:span text:style-name="T41">В базе данных вместо кода </text:span><text:span text:style-name="T14">enum </text:span><text:span text:style-name="T41">хранится значение типа </text:span><text:span text:style-name="T14">int. </text:span><text:span text:style-name="T41">Это преобразование выполняется при конфигурации поля, реализованного как</text:span><text:span text:style-name="T14"> enum, </text:span><text:span text:style-name="T41">в классе контекста базы данных: </text:span><text:span text:style-name="T32">OnModelCreating(ModelBuilder modelBuilder) </text:span><text:span text:style-name="T41">в виде метода </text:span><text:span text:style-name="T32">HasConversion&lt;int&gt;()</text:span></text:p>
      <text:p text:style-name="P7"/>
      <text:p text:style-name="P36"><text:span text:style-name="T57">3) Преобразование </text:span><text:span text:style-name="T25">enum </text:span><text:span text:style-name="T57">в текст для этих полей производится с помощью вспомогательного класса </text:span><text:span text:style-name="T40">Dictionaries. </text:span><text:span text:style-name="T57">В нем </text:span><text:span text:style-name="T56">реализован метод </text:span><text:span text:style-name="T13">string GetText&lt;T&gt;(T enumValue)</text:span><text:span text:style-name="T24">, </text:span><text:span text:style-name="T56">где </text:span><text:span text:style-name="T24">T – </text:span><text:span text:style-name="T56">наименование типа </text:span><text:span text:style-name="T24">enum, </text:span><text:span text:style-name="T56">возвращающий текст поля. Класс реализован как синглтон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2-23T11:43:18.373000000</dc:date>
    <meta:editing-duration>PT1H41S</meta:editing-duration>
    <meta:editing-cycles>17</meta:editing-cycles>
    <meta:document-statistic meta:table-count="0" meta:image-count="0" meta:object-count="0" meta:page-count="4" meta:paragraph-count="65" meta:word-count="1239" meta:character-count="10217" meta:non-whitespace-character-count="9022"/>
  </office:meta>
</office:document-meta>
</file>